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2">
    </style:style>
    <style:style style:name="P7" style:family="paragraph" style:parent-style-name="Text_20_body" style:list-style-name="L3"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8">
    </style:style>
    <style:style style:name="P31" style:family="paragraph" style:parent-style-name="Text_20_body" style:list-style-name="L9">
    </style:style>
    <style:style style:name="P32" style:family="paragraph" style:parent-style-name="Text_20_body" style:list-style-name="L10">
    </style:style>
    <style:style style:name="P33" style:family="paragraph" style:parent-style-name="Text_20_body" style:list-style-name="L11">
    </style:style>
    <style:style style:name="P34" style:family="paragraph" style:parent-style-name="Text_20_body" style:list-style-name="L12">
    </style:style>
    <style:style style:name="P35" style:family="paragraph" style:parent-style-name="Text_20_body" style:list-style-name="L13">
      <style:paragraph-properties fo:margin-top="0in" fo:margin-bottom="0in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 style:list-style-name="L14">
    </style:style>
    <style:style style:name="P41" style:family="paragraph" style:parent-style-name="Text_20_body" style:list-style-name="L15">
    </style:style>
    <style:style style:name="P42" style:family="paragraph" style:parent-style-name="Text_20_body" style:list-style-name="L16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20">
    </style:style>
    <style:style style:name="P51" style:family="paragraph" style:parent-style-name="Text_20_body" style:list-style-name="L21">
      <style:paragraph-properties fo:margin-top="0in" fo:margin-bottom="0in"/>
    </style:style>
    <style:style style:name="P52" style:family="paragraph" style:parent-style-name="Text_20_body" style:list-style-name="L22">
      <style:paragraph-properties fo:margin-top="0in" fo:margin-bottom="0in"/>
    </style:style>
    <style:style style:name="P53" style:family="paragraph" style:parent-style-name="Text_20_body" style:list-style-name="L23">
    </style:style>
    <style:style style:name="P54" style:family="paragraph" style:parent-style-name="Text_20_body" style:list-style-name="L24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25">
      <style:paragraph-properties fo:margin-top="0in" fo:margin-bottom="0in"/>
    </style:style>
    <style:style style:name="P59" style:family="paragraph" style:parent-style-name="Text_20_body" style:list-style-name="L26">
      <style:paragraph-properties fo:margin-top="0in" fo:margin-bottom="0in"/>
    </style:style>
    <style:style style:name="P60" style:family="paragraph" style:parent-style-name="Text_20_body" style:list-style-name="L27">
      <style:paragraph-properties fo:margin-top="0in" fo:margin-bottom="0in"/>
    </style:style>
    <style:style style:name="P61" style:family="paragraph" style:parent-style-name="Text_20_body" style:list-style-name="L28">
    </style:style>
    <style:style style:name="P62" style:family="paragraph" style:parent-style-name="Text_20_body" style:list-style-name="L29">
    </style:style>
    <style:style style:name="P63" style:family="paragraph" style:parent-style-name="Text_20_body" style:list-style-name="L30">
      <style:paragraph-properties fo:margin-top="0in" fo:margin-bottom="0in"/>
    </style:style>
    <style:style style:name="P64" style:family="paragraph" style:parent-style-name="Text_20_body" style:list-style-name="L31">
      <style:paragraph-properties fo:margin-top="0in" fo:margin-bottom="0in"/>
    </style:style>
    <style:style style:name="P65" style:family="paragraph" style:parent-style-name="Text_20_body" style:list-style-name="L32">
      <style:paragraph-properties fo:margin-top="0in" fo:margin-bottom="0in"/>
    </style:style>
    <style:style style:name="P66" style:family="paragraph" style:parent-style-name="Text_20_body" style:list-style-name="L33">
      <style:paragraph-properties fo:margin-top="0in" fo:margin-bottom="0in"/>
    </style:style>
    <style:style style:name="P67" style:family="paragraph" style:parent-style-name="Text_20_body" style:list-style-name="L34">
      <style:paragraph-properties fo:margin-top="0in" fo:margin-bottom="0in"/>
    </style:style>
    <style:style style:name="P68" style:family="paragraph" style:parent-style-name="Text_20_body" style:list-style-name="L35">
      <style:paragraph-properties fo:margin-top="0in" fo:margin-bottom="0in"/>
    </style:style>
    <style:style style:name="P69" style:family="paragraph" style:parent-style-name="Text_20_body" style:list-style-name="L36">
      <style:paragraph-properties fo:margin-top="0in" fo:margin-bottom="0in"/>
    </style:style>
    <style:style style:name="P70" style:family="paragraph" style:parent-style-name="Text_20_body" style:list-style-name="L37">
      <style:paragraph-properties fo:margin-top="0in" fo:margin-bottom="0in"/>
    </style:style>
    <style:style style:name="P71" style:family="paragraph" style:parent-style-name="Text_20_body" style:list-style-name="L38">
      <style:paragraph-properties fo:margin-top="0in" fo:margin-bottom="0in"/>
    </style:style>
    <style:style style:name="P72" style:family="paragraph" style:parent-style-name="Text_20_body" style:list-style-name="L39">
      <style:paragraph-properties fo:margin-top="0in" fo:margin-bottom="0in"/>
    </style:style>
    <style:style style:name="P73" style:family="paragraph" style:parent-style-name="Text_20_body" style:list-style-name="L40">
      <style:paragraph-properties fo:margin-top="0in" fo:margin-bottom="0in"/>
    </style:style>
    <style:style style:name="P74" style:family="paragraph" style:parent-style-name="Text_20_body" style:list-style-name="L41">
      <style:paragraph-properties fo:margin-top="0in" fo:margin-bottom="0in"/>
    </style:style>
    <style:style style:name="P75" style:family="paragraph" style:parent-style-name="Text_20_body" style:list-style-name="L42">
      <style:paragraph-properties fo:margin-top="0in" fo:margin-bottom="0in"/>
    </style:style>
    <style:style style:name="P76" style:family="paragraph" style:parent-style-name="Text_20_body" style:list-style-name="L43">
      <style:paragraph-properties fo:margin-top="0in" fo:margin-bottom="0in"/>
    </style:style>
    <style:style style:name="P77" style:family="paragraph" style:parent-style-name="Text_20_body" style:list-style-name="L44">
      <style:paragraph-properties fo:margin-top="0in" fo:margin-bottom="0in"/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Text_20_body" style:list-style-name="L45">
      <style:paragraph-properties fo:margin-top="0in" fo:margin-bottom="0in"/>
    </style:style>
    <style:style style:name="P84" style:family="paragraph" style:parent-style-name="Text_20_body" style:list-style-name="L46">
      <style:paragraph-properties fo:margin-top="0in" fo:margin-bottom="0in"/>
    </style:style>
    <style:style style:name="P85" style:family="paragraph" style:parent-style-name="Text_20_body" style:list-style-name="L47">
      <style:paragraph-properties fo:margin-top="0in" fo:margin-bottom="0in"/>
    </style:style>
    <style:style style:name="P86" style:family="paragraph" style:parent-style-name="Text_20_body" style:list-style-name="L48">
      <style:paragraph-properties fo:margin-top="0in" fo:margin-bottom="0in"/>
    </style:style>
    <style:style style:name="P87" style:family="paragraph" style:parent-style-name="Text_20_body" style:list-style-name="L49">
      <style:paragraph-properties fo:margin-top="0in" fo:margin-bottom="0in"/>
    </style:style>
    <style:style style:name="P88" style:family="paragraph" style:parent-style-name="Text_20_body" style:list-style-name="L50">
      <style:paragraph-properties fo:margin-top="0in" fo:margin-bottom="0in"/>
    </style:style>
    <style:style style:name="P89" style:family="paragraph" style:parent-style-name="Text_20_body" style:list-style-name="L51">
      <style:paragraph-properties fo:margin-top="0in" fo:margin-bottom="0in"/>
    </style:style>
    <style:style style:name="P90" style:family="paragraph" style:parent-style-name="Text_20_body" style:list-style-name="L52">
      <style:paragraph-properties fo:margin-top="0in" fo:margin-bottom="0in"/>
    </style:style>
    <style:style style:name="P91" style:family="paragraph" style:parent-style-name="Text_20_body" style:list-style-name="L53">
    </style:style>
    <style:style style:name="P92" style:family="paragraph" style:parent-style-name="Text_20_body" style:list-style-name="L54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55">
      <style:paragraph-properties fo:margin-top="0in" fo:margin-bottom="0in"/>
    </style:style>
    <style:style style:name="P103" style:family="paragraph" style:parent-style-name="Text_20_body" style:list-style-name="L56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57">
      <style:paragraph-properties fo:margin-top="0in" fo:margin-bottom="0in"/>
    </style:style>
    <style:style style:name="P107" style:family="paragraph" style:parent-style-name="Text_20_body" style:list-style-name="L58">
      <style:paragraph-properties fo:margin-top="0in" fo:margin-bottom="0in"/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59">
      <style:paragraph-properties fo:margin-top="0in" fo:margin-bottom="0in"/>
    </style:style>
    <style:style style:name="P115" style:family="paragraph" style:parent-style-name="Text_20_body" style:list-style-name="L60">
      <style:paragraph-properties fo:margin-top="0in" fo:margin-bottom="0in"/>
    </style:style>
    <style:style style:name="P116" style:family="paragraph" style:parent-style-name="Text_20_body" style:list-style-name="L61">
      <style:paragraph-properties fo:margin-top="0in" fo:margin-bottom="0in"/>
    </style:style>
    <style:style style:name="P117" style:family="paragraph" style:parent-style-name="Text_20_body" style:list-style-name="L62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Text_20_body" style:list-style-name="L63">
      <style:paragraph-properties fo:margin-top="0in" fo:margin-bottom="0in"/>
    </style:style>
    <style:style style:name="P121" style:family="paragraph" style:parent-style-name="Text_20_body" style:list-style-name="L64">
      <style:paragraph-properties fo:margin-top="0in" fo:margin-bottom="0in"/>
    </style:style>
    <style:style style:name="P122" style:family="paragraph" style:parent-style-name="Text_20_body" style:list-style-name="L65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66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Text_20_body" style:list-style-name="L67">
      <style:paragraph-properties fo:margin-top="0in" fo:margin-bottom="0in"/>
    </style:style>
    <style:style style:name="P130" style:family="paragraph" style:parent-style-name="Text_20_body" style:list-style-name="L68">
      <style:paragraph-properties fo:margin-top="0in" fo:margin-bottom="0in"/>
    </style:style>
    <style:style style:name="P131" style:family="paragraph" style:parent-style-name="Text_20_body" style:list-style-name="L69">
      <style:paragraph-properties fo:margin-top="0in" fo:margin-bottom="0in"/>
    </style:style>
    <style:style style:name="P132" style:family="paragraph" style:parent-style-name="Text_20_body" style:list-style-name="L70">
      <style:paragraph-properties fo:margin-top="0in" fo:margin-bottom="0in"/>
    </style:style>
    <style:style style:name="P133" style:family="paragraph" style:parent-style-name="Text_20_body" style:list-style-name="L71">
      <style:paragraph-properties fo:margin-top="0in" fo:margin-bottom="0in"/>
    </style:style>
    <style:style style:name="P134" style:family="paragraph" style:parent-style-name="Text_20_body" style:list-style-name="L72">
      <style:paragraph-properties fo:margin-top="0in" fo:margin-bottom="0in"/>
    </style:style>
    <style:style style:name="P135" style:family="paragraph" style:parent-style-name="Text_20_body" style:list-style-name="L73">
      <style:paragraph-properties fo:margin-top="0in" fo:margin-bottom="0in"/>
    </style:style>
    <style:style style:name="P136" style:family="paragraph" style:parent-style-name="Text_20_body" style:list-style-name="L74">
      <style:paragraph-properties fo:margin-top="0in" fo:margin-bottom="0in"/>
    </style:style>
    <style:style style:name="P137" style:family="paragraph" style:parent-style-name="Text_20_body" style:list-style-name="L75">
      <style:paragraph-properties fo:margin-top="0in" fo:margin-bottom="0in"/>
    </style:style>
    <style:style style:name="P138" style:family="paragraph" style:parent-style-name="Text_20_body" style:list-style-name="L76">
      <style:paragraph-properties fo:margin-top="0in" fo:margin-bottom="0in"/>
    </style:style>
    <style:style style:name="P139" style:family="paragraph" style:parent-style-name="Text_20_body" style:list-style-name="L77">
      <style:paragraph-properties fo:margin-top="0in" fo:margin-bottom="0in"/>
    </style:style>
    <style:style style:name="P140" style:family="paragraph" style:parent-style-name="Text_20_body" style:list-style-name="L78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1808*"/>
    </style:style>
    <style:style style:name="Table3.B" style:family="table-column">
      <style:table-column-properties style:rel-column-width="41918*"/>
    </style:style>
    <style:style style:name="Table3.C" style:family="table-column">
      <style:table-column-properties style:rel-column-width="11808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2660*"/>
    </style:style>
    <style:style style:name="Table4.B" style:family="table-column">
      <style:table-column-properties style:rel-column-width="52874*"/>
    </style:style>
  </office:automatic-styles>
  <office:body>
    <office:text>
      <text:p text:style-name="Title">SQLite</text:p>
      <text:p text:style-name="Author">Sergio Pedro R Oliveira</text:p>
      <text:p text:style-name="Date">14 junho 2023</text:p>
      <text:p text:style-name="Pagebreak"/>
      <text:p text:style-name="Pagebreak"/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. (Nield e Prates, 2016)<text:line-break/></text:p>
      <text:p text:style-name="Pagebreak"/>
      <text:h text:style-name="Heading_20_1" text:outline-level="1"><text:bookmark-start text:name="capítulo-4---select"/>Capítulo 4 - <text:span text:style-name="T1">SELECT</text:span><text:bookmark-end text:name="capítulo-4---select"/></text:h>
      <text:h text:style-name="Heading_20_2" text:outline-level="2"><text:bookmark-start text:name="select"/><text:span text:style-name="T1">SELECT</text:span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Source_Text">AS</text:span> para criar nova coluna, tambem serve para mudar nome de coluna, na consulta.<text:line-break/></text:p>
        </text:list-item>
        <text:list-item>
          <text:p text:style-name="P1">Uso da função <text:span text:style-name="Source_Text">round()</text:span> para arredondamentos.<text:line-break/></text:p>
        </text:list-item>
        <text:list-item>
          <text:p text:style-name="P1">Uso da função <text:span text:style-name="Source_Text">coalesce()</text:span> para alterar o valor NULL de determinada coluna para outro valor estabelecido. Usado em conjunto com o <text:span text:style-name="Source_Text">AS</text:span> para trocar o nome da coluna, na consulta.<text:line-break/></text:p>
        </text:list-item>
      </text:list>
      <text:p text:style-name="First_20_paragraph">Obs.: na expressão o uso do ponto para representar o número decimal.<text:line-break/></text:p>
      <text:h text:style-name="Heading_20_2" text:outline-level="2"><text:bookmark-start text:name="operadores-matemáticos"/><text:span text:style-name="T1">Operadores matemáticos</text:span><text:bookmark-end text:name="operadores-matemáticos"/></text:h>
      <text:p text:style-name="TableCaption">Operadores matemáticos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Operador</text:p>
            </table:table-cell>
            <table:table-cell table:style-name="TableHeaderRowCell" office:value-type="string">
              <text:p text:style-name="P3">Descrição</text:p>
            </table:table-cell>
          </table:table-row>
        </table:table-header-rows>
        <table:table-row>
          <table:table-cell table:style-name="TableRowCell" office:value-type="string">
            <text:p text:style-name="P4">+</text:p>
          </table:table-cell>
          <table:table-cell table:style-name="TableRowCell" office:value-type="string">
            <text:p text:style-name="P5">Soma</text:p>
          </table:table-cell>
        </table:table-row>
        <table:table-row>
          <table:table-cell table:style-name="TableRowCell" office:value-type="string">
            <text:p text:style-name="P4">-</text:p>
          </table:table-cell>
          <table:table-cell table:style-name="TableRowCell" office:value-type="string">
            <text:p text:style-name="P5">Subtração</text:p>
          </table:table-cell>
        </table:table-row>
        <table:table-row>
          <table:table-cell table:style-name="TableRowCell" office:value-type="string">
            <text:p text:style-name="P4">*</text:p>
          </table:table-cell>
          <table:table-cell table:style-name="TableRowCell" office:value-type="string">
            <text:p text:style-name="P5">Multiplicação</text:p>
          </table:table-cell>
        </table:table-row>
        <table:table-row>
          <table:table-cell table:style-name="TableRowCell" office:value-type="string">
            <text:p text:style-name="P4">/</text:p>
          </table:table-cell>
          <table:table-cell table:style-name="TableRowCell" office:value-type="string">
            <text:p text:style-name="P5">Divisão</text:p>
          </table:table-cell>
        </table:table-row>
        <table:table-row>
          <table:table-cell table:style-name="TableRowCell" office:value-type="string">
            <text:p text:style-name="P4">%</text:p>
          </table:table-cell>
          <table:table-cell table:style-name="TableRowCell" office:value-type="string">
            <text:p text:style-name="P5">Resto da divisão</text:p>
          </table:table-cell>
        </table:table-row>
      </table:table>
      <text:h text:style-name="Heading_20_2" text:outline-level="2"><text:bookmark-start text:name="concatenação-de-textos"/><text:span text:style-name="T1">Concatenação de textos</text:span><text:bookmark-end text:name="concatenação-de-textos"/></text:h>
      <text:list text:style-name="L2">
        <text:list-item>
          <text:p text:style-name="P6">Mescla dois ou mais dados.<text:line-break/></text:p>
        </text:list-item>
        <text:list-item>
          <text:p text:style-name="P6">O operador de concatenação é especificado por um <text:span text:style-name="T1">pipe duplo</text:span> (||).<text:line-break/></text:p>
        </text:list-item>
        <text:list-item>
          <text:p text:style-name="P6">Após a mesclagem de dados o retorno é no dado tipo texto.<text:line-break/></text:p>
        </text:list-item>
      </text:list>
      <text:p text:style-name="First_20_paragraph">Obs.: no MySQL a função que faz concatenação é <text:span text:style-name="Source_Text">CONCAT()</text:span>.</text:p>
      <text:p text:style-name="Pagebreak"/>
      <text:h text:style-name="Heading_20_1" text:outline-level="1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7"><text:span text:style-name="T1">Filtro</text:span> de dados(registros) para consulta.<text:line-break/></text:p>
          <text:list text:style-name="L4">
            <text:list-item>
              <text:p text:style-name="P8">Consultas atraves de criterios <text:span text:style-name="T1">matematicos</text:span>.<text:line-break/></text:p>
            </text:list-item>
            <text:list-item>
              <text:p text:style-name="P8">Consultas atraves de criterios em formato <text:span text:style-name="T1">texto</text:span>.<text:line-break/></text:p>
            </text:list-item>
          </text:list>
        </text:list-item>
        <text:list-item>
          <text:p text:style-name="P7">Uso da função <text:span text:style-name="Source_Text">length</text:span> em conjunto com <text:span text:style-name="Source_Text">WHERE</text:span>, função para determinar o número de caracteres.<text:line-break/></text:p>
        </text:list-item>
        <text:list-item>
          <text:p text:style-name="P7">Uso do <text:span text:style-name="Source_Text">BETWEEN</text:span> para filtragem inclusiva de dados, buscar dados entre valores.<text:line-break/></text:p>
        </text:list-item>
        <text:list-item>
          <text:p text:style-name="P7">Uso da expressão <text:span text:style-name="Source_Text">LIKE</text:span>, para utilização de caracteres curingas na utilização de filtros.<text:line-break/></text:p>
        </text:list-item>
        <text:list-item>
          <text:p text:style-name="P7">Uso de operadores logicos para auxilar na filtragem de dados:<text:line-break/></text:p>
          <text:list text:style-name="L5">
            <text:list-item>
              <text:p text:style-name="P9"><text:span text:style-name="Source_Text">OR</text:span><text:line-break/>Uso de mais de um criterio para filtragem.<text:line-break/></text:p>
            </text:list-item>
            <text:list-item>
              <text:p text:style-name="P9"><text:span text:style-name="Source_Text">AND</text:span><text:line-break/>Criterios bem definidos<text:line-break/></text:p>
            </text:list-item>
          </text:list>
        </text:list-item>
      </text:list>
      <text:p text:style-name="First_20_paragraph">tabela verdade:<text:line-break/></text:p>
      <text:p text:style-name="TableCaption">Tabela verdad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HeaderRowCell" office:value-type="string">
              <text:p text:style-name="P10">P</text:p>
            </table:table-cell>
            <table:table-cell table:style-name="TableHeaderRowCell" office:value-type="string">
              <text:p text:style-name="P11">NOT P</text:p>
            </table:table-cell>
            <table:table-cell table:style-name="TableHeaderRowCell" office:value-type="string">
              <text:p text:style-name="P12">Q</text:p>
            </table:table-cell>
            <table:table-cell table:style-name="TableHeaderRowCell" office:value-type="string">
              <text:p text:style-name="P13">NOT Q</text:p>
            </table:table-cell>
            <table:table-cell table:style-name="TableHeaderRowCell" office:value-type="string">
              <text:p text:style-name="P14">P AND Q</text:p>
            </table:table-cell>
            <table:table-cell table:style-name="TableHeaderRowCell" office:value-type="string">
              <text:p text:style-name="P15">P OR Q</text:p>
            </table:table-cell>
          </table:table-row>
        </table:table-header-rows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V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F</text:p>
          </table:table-cell>
        </table:table-row>
      </table:table>
      <text:list text:style-name="L6">
        <text:list-item>
          <text:p text:style-name="P22">Uso de <text:span text:style-name="T1">listas</text:span>:<text:line-break/></text:p>
          <text:list text:style-name="L7">
            <text:list-item>
              <text:p text:style-name="P23"><text:span text:style-name="Source_Text">IN</text:span><text:line-break/>fornece uma lista validade valores como criterio de filtragem.<text:line-break/></text:p>
            </text:list-item>
            <text:list-item>
              <text:p text:style-name="P23"><text:span text:style-name="Source_Text">NOT IN</text:span><text:line-break/>Todos os dados, exceto os fornecidos pela lista.<text:line-break/></text:p>
            </text:list-item>
          </text:list>
        </text:list-item>
      </text:list>
      <text:p text:style-name="TableCaption">Operadores lógicos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24">Operadores Lógicos</text:p>
            </table:table-cell>
            <table:table-cell table:style-name="TableHeaderRowCell" office:value-type="string">
              <text:p text:style-name="P25">Descrição</text:p>
            </table:table-cell>
            <table:table-cell table:style-name="TableHeaderRowCell" office:value-type="string">
              <text:p text:style-name="P26">Exemplo</text:p>
            </table:table-cell>
          </table:table-row>
        </table:table-header-rows>
        <table:table-row>
          <table:table-cell table:style-name="TableRowCell" office:value-type="string">
            <text:p text:style-name="P27">AND</text:p>
          </table:table-cell>
          <table:table-cell table:style-name="TableRowCell" office:value-type="string">
            <text:p text:style-name="P28">Verifica se todas as expressões booleanas são verdadeiras</text:p>
          </table:table-cell>
          <table:table-cell table:style-name="TableRowCell" office:value-type="string">
            <text:p text:style-name="P29">x AND y</text:p>
          </table:table-cell>
        </table:table-row>
        <table:table-row>
          <table:table-cell table:style-name="TableRowCell" office:value-type="string">
            <text:p text:style-name="P27">OR</text:p>
          </table:table-cell>
          <table:table-cell table:style-name="TableRowCell" office:value-type="string">
            <text:p text:style-name="P28">Verifica se alguma expressão booleana é verdadeira</text:p>
          </table:table-cell>
          <table:table-cell table:style-name="TableRowCell" office:value-type="string">
            <text:p text:style-name="P29">x OR y</text:p>
          </table:table-cell>
        </table:table-row>
        <table:table-row>
          <table:table-cell table:style-name="TableRowCell" office:value-type="string">
            <text:p text:style-name="P27">BETWEEN</text:p>
          </table:table-cell>
          <table:table-cell table:style-name="TableRowCell" office:value-type="string">
            <text:p text:style-name="P28">Verifica se um valor se encaixa inclusivamente dentro de um intervalo</text:p>
          </table:table-cell>
          <table:table-cell table:style-name="TableRowCell" office:value-type="string">
            <text:p text:style-name="P29">a BETWEEN x AND y</text:p>
          </table:table-cell>
        </table:table-row>
        <table:table-row>
          <table:table-cell table:style-name="TableRowCell" office:value-type="string">
            <text:p text:style-name="P27">IN</text:p>
          </table:table-cell>
          <table:table-cell table:style-name="TableRowCell" office:value-type="string">
            <text:p text:style-name="P28">Verifica se um valor existe dentro de uma lista de valores</text:p>
          </table:table-cell>
          <table:table-cell table:style-name="TableRowCell" office:value-type="string">
            <text:p text:style-name="P29">a IN (x,y,w,z)</text:p>
          </table:table-cell>
        </table:table-row>
        <table:table-row>
          <table:table-cell table:style-name="TableRowCell" office:value-type="string">
            <text:p text:style-name="P27">NOT</text:p>
          </table:table-cell>
          <table:table-cell table:style-name="TableRowCell" office:value-type="string">
            <text:p text:style-name="P28">Nega e inverte o valor em uma expressão booleana</text:p>
          </table:table-cell>
          <table:table-cell table:style-name="TableRowCell" office:value-type="string">
            <text:p text:style-name="P29">a NOT IN (x,y,w,z)</text:p>
          </table:table-cell>
        </table:table-row>
        <table:table-row>
          <table:table-cell table:style-name="TableRowCell" office:value-type="string">
            <text:p text:style-name="P27">IS NULL</text:p>
          </table:table-cell>
          <table:table-cell table:style-name="TableRowCell" office:value-type="string">
            <text:p text:style-name="P28">Verifica se um valor é nulo</text:p>
          </table:table-cell>
          <table:table-cell table:style-name="TableRowCell" office:value-type="string">
            <text:p text:style-name="P29">a IS NULL</text:p>
          </table:table-cell>
        </table:table-row>
        <table:table-row>
          <table:table-cell table:style-name="TableRowCell" office:value-type="string">
            <text:p text:style-name="P27">IS NOT NULL</text:p>
          </table:table-cell>
          <table:table-cell table:style-name="TableRowCell" office:value-type="string">
            <text:p text:style-name="P28">Verifica se um valor não é nulo</text:p>
          </table:table-cell>
          <table:table-cell table:style-name="TableRowCell" office:value-type="string">
            <text:p text:style-name="P29">a IS NOT NULL</text:p>
          </table:table-cell>
        </table:table-row>
      </table:table>
      <text:list text:style-name="L8">
        <text:list-item>
          <text:p text:style-name="P30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31"><text:span text:style-name="Source_Text">true = 1</text:span>.<text:line-break/></text:p>
            </text:list-item>
            <text:list-item>
              <text:p text:style-name="P31"><text:span text:style-name="Source_Text">false = 0</text:span>.<text:line-break/></text:p>
            </text:list-item>
          </text:list>
        </text:list-item>
      </text:list>
      <text:p text:style-name="First_20_paragraph">obs.: <text:span text:style-name="T1">SQLite</text:span> só aceita 1 e 0. <text:span text:style-name="T1">MySQL</text:span> aceita <text:span text:style-name="Source_Text">true</text:span> e <text:span text:style-name="Source_Text">false</text:span>.<text:line-break/></text:p>
      <text:list text:style-name="L10">
        <text:list-item>
          <text:p text:style-name="P32">Tratamento de <text:span text:style-name="Source_Text">NULL</text:span>, valor nulo.</text:p>
          <text:list text:style-name="L11">
            <text:list-item>
              <text:p text:style-name="P33">funções para trabalhar com <text:span text:style-name="Source_Text">NULL</text:span>:</text:p>
              <text:list text:style-name="L12">
                <text:list-item>
                  <text:p text:style-name="P34"><text:span text:style-name="Source_Text">IS NULL</text:span><text:line-break/>Filtra valores <text:span text:style-name="Source_Text">NULL</text:span>.<text:line-break/></text:p>
                </text:list-item>
                <text:list-item>
                  <text:p text:style-name="P34"><text:span text:style-name="Source_Text">IS NOT NULL</text:span><text:line-break/>Filtra valores não <text:span text:style-name="Source_Text">NULL</text:span>.<text:line-break/></text:p>
                </text:list-item>
                <text:list-item>
                  <text:p text:style-name="P34"><text:span text:style-name="Source_Text">IS NULL OR</text:span><text:line-break/>Adiciona <text:span text:style-name="Source_Text">NULL</text:span> a filtragem, junto de outros criterios.<text:line-break/></text:p>
                </text:list-item>
                <text:list-item>
                  <text:p text:style-name="P34"><text:span text:style-name="Source_Text">coalesce</text:span><text:line-break/>Transforma valores <text:span text:style-name="Source_Text">NULL</text:span>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<text:span text:style-name="Source_Text">NULL</text:span> é ignorado pelos filtros matemáticos, se não especificado.<text:line-break/></text:p>
      <text:p text:style-name="Pagebreak"/>
      <text:h text:style-name="Heading_20_1" text:outline-level="1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2" text:outline-level="2"><text:bookmark-start text:name="group-by"/><text:span text:style-name="T1">GROUP BY</text:span><text:bookmark-end text:name="group-by"/></text:h>
      <text:list text:style-name="L13">
        <text:list-item>
          <text:p text:style-name="P35">Agrupamento de registros.<text:line-break/></text:p>
        </text:list-item>
        <text:list-item>
          <text:p text:style-name="P35">É comum ser usado em conjunto com <text:span text:style-name="Source_Text">WHERE</text:span> para selecionar dados.<text:line-break/></text:p>
        </text:list-item>
        <text:list-item>
          <text:p text:style-name="P35">Normalmente é usado com conjunto com funções tipicas de sumarização (resumo), como:<text:line-break/></text:p>
        </text:list-item>
      </text:list>
      <text:p text:style-name="TableCaption">Funções tipicas do GROUP BY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P36">Função</text:p>
            </table:table-cell>
            <table:table-cell table:style-name="TableHeaderRowCell" office:value-type="string">
              <text:p text:style-name="P37">Descrição</text:p>
            </table:table-cell>
          </table:table-row>
        </table:table-header-rows>
        <table:table-row>
          <table:table-cell table:style-name="TableRowCell" office:value-type="string">
            <text:p text:style-name="P38">avg(X)</text:p>
          </table:table-cell>
          <table:table-cell table:style-name="TableRowCell" office:value-type="string">
            <text:p text:style-name="P39">Calcula a media de todos os valores da coluna X (Omite valores nulos)</text:p>
          </table:table-cell>
        </table:table-row>
        <table:table-row>
          <table:table-cell table:style-name="TableRowCell" office:value-type="string">
            <text:p text:style-name="P38">count(X)</text:p>
          </table:table-cell>
          <table:table-cell table:style-name="TableRowCell" office:value-type="string">
            <text:p text:style-name="P39">Conta o número de valore não nulos da coluna X</text:p>
          </table:table-cell>
        </table:table-row>
        <table:table-row>
          <table:table-cell table:style-name="TableRowCell" office:value-type="string">
            <text:p text:style-name="P38">count(*)</text:p>
          </table:table-cell>
          <table:table-cell table:style-name="TableRowCell" office:value-type="string">
            <text:p text:style-name="P39">Conta o número registros</text:p>
          </table:table-cell>
        </table:table-row>
        <table:table-row>
          <table:table-cell table:style-name="TableRowCell" office:value-type="string">
            <text:p text:style-name="P38">max(X)</text:p>
          </table:table-cell>
          <table:table-cell table:style-name="TableRowCell" office:value-type="string">
            <text:p text:style-name="P39">Encontra o valor máximo da coluna X (Omite valores nulos)</text:p>
          </table:table-cell>
        </table:table-row>
        <table:table-row>
          <table:table-cell table:style-name="TableRowCell" office:value-type="string">
            <text:p text:style-name="P38">min(X)</text:p>
          </table:table-cell>
          <table:table-cell table:style-name="TableRowCell" office:value-type="string">
            <text:p text:style-name="P39">Encontra o valor mínimo da coluna X (Omite valores nulos)</text:p>
          </table:table-cell>
        </table:table-row>
        <table:table-row>
          <table:table-cell table:style-name="TableRowCell" office:value-type="string">
            <text:p text:style-name="P38">sum(X)</text:p>
          </table:table-cell>
          <table:table-cell table:style-name="TableRowCell" office:value-type="string">
            <text:p text:style-name="P39">Calcula a soma dos valores da coluna X (Omite valores nulos)</text:p>
          </table:table-cell>
        </table:table-row>
        <table:table-row>
          <table:table-cell table:style-name="TableRowCell" office:value-type="string">
            <text:p text:style-name="P38">group_concat(X)</text:p>
          </table:table-cell>
          <table:table-cell table:style-name="TableRowCell" office:value-type="string">
            <text:p text:style-name="P39">Concatena os valores não nulos da coluna X.**</text:p>
          </table:table-cell>
        </table:table-row>
      </table:table>
      <text:p text:style-name="First_20_paragraph">**Obs.: Você também pode fornecer um segundo argumento que especifica um separador, como a virgula.<text:line-break/>- Existem duas formas possiveis de escrever os argumentos de <text:span text:style-name="Source_Text">GROUP BY</text:span>:<text:line-break/></text:p>
      <text:list text:style-name="L14">
        <text:list-item>
          <text:p text:style-name="P40">Escrevendo o nome das colunas especificadas em <text:span text:style-name="Source_Text">SELECT</text:span>.<text:line-break/></text:p>
        </text:list-item>
        <text:list-item>
          <text:p text:style-name="P40">Dando o número da ordem das colunas que aparecem especificadas em <text:span text:style-name="Source_Text">SELECT</text:span>.<text:line-break/>Essa segunda forma não funciona no <text:span text:style-name="T1">Oracle</text:span> e no <text:span text:style-name="T1">SQL Server</text:span>.<text:line-break/></text:p>
        </text:list-item>
      </text:list>
      <text:h text:style-name="Heading_20_2" text:outline-level="2"><text:bookmark-start text:name="order-by"/><text:span text:style-name="T1">ORDER BY</text:span><text:bookmark-end text:name="order-by"/></text:h>
      <text:list text:style-name="L15">
        <text:list-item>
          <text:p text:style-name="P41">Ordenando registros.<text:line-break/></text:p>
        </text:list-item>
        <text:list-item>
          <text:p text:style-name="P41">Por padrão a instrução ORDER BY organiza por ordem crescente os registros.<text:line-break/></text:p>
        </text:list-item>
        <text:list-item>
          <text:p text:style-name="P41">Operadores <text:span text:style-name="Source_Text">ORDER BY</text:span>:<text:line-break/></text:p>
          <text:list text:style-name="L16">
            <text:list-item>
              <text:p text:style-name="P42"><text:span text:style-name="Source_Text">ASC</text:span><text:line-break/>Organiza os registros. em ordem crescente<text:line-break/></text:p>
            </text:list-item>
            <text:list-item>
              <text:p text:style-name="P42"><text:span text:style-name="Source_Text">DESC</text:span><text:line-break/>Organiza os registros em ordem decrescente.<text:line-break/></text:p>
            </text:list-item>
          </text:list>
        </text:list-item>
      </text:list>
      <text:h text:style-name="Heading_20_2" text:outline-level="2"><text:bookmark-start text:name="having"/><text:span text:style-name="T1">HAVING</text:span><text:bookmark-end text:name="having"/></text:h>
      <text:list text:style-name="L17">
        <text:list-item>
          <text:p text:style-name="P43">Filtra registros de acordo com um valor agregado.<text:line-break/></text:p>
        </text:list-item>
        <text:list-item>
          <text:p text:style-name="P43">Substitui o <text:span text:style-name="Source_Text">WHERE</text:span> para filtrar valores agregados por <text:span text:style-name="Source_Text">GROUP BY</text:span>.<text:line-break/></text:p>
        </text:list-item>
        <text:list-item>
          <text:p text:style-name="P43">Sintaxe no <text:span text:style-name="T1">Oracle</text:span> é ligeiramente diferente, é preciso especificar a função de agregação ao usar o <text:span text:style-name="Source_Text">HAVING</text:span>.<text:line-break/>ex.: <text:span text:style-name="Source_Text">HAVING SUM(precipitation) &gt; 30</text:span><text:line-break/></text:p>
        </text:list-item>
      </text:list>
      <text:h text:style-name="Heading_20_2" text:outline-level="2"><text:bookmark-start text:name="distinct"/><text:span text:style-name="T1">DISTINCT</text:span><text:bookmark-end text:name="distinct"/></text:h>
      <text:list text:style-name="L18">
        <text:list-item>
          <text:p text:style-name="P44">Instrução para obter registros distintos, sem duplicatas, sem valores repetidos.<text:line-break/></text:p>
        </text:list-item>
      </text:list>
      <text:p text:style-name="Pagebreak"/>
      <text:h text:style-name="Heading_20_1" text:outline-level="1"><text:bookmark-start text:name="capítulo-7---case"/>CAPÍTULO 7 - <text:span text:style-name="T1">CASE</text:span><text:bookmark-end text:name="capítulo-7---case"/></text:h>
      <text:h text:style-name="Heading_20_2" text:outline-level="2"><text:bookmark-start text:name="case"/><text:span text:style-name="T1">CASE</text:span><text:bookmark-end text:name="case"/></text:h>
      <text:list text:style-name="L19">
        <text:list-item>
          <text:p text:style-name="P45">Esse comando nos permite substituir o valor de uma coluna por outro valor, de acordo com uma ou mais condições.<text:line-break/></text:p>
        </text:list-item>
        <text:list-item>
          <text:p text:style-name="P45">Equivalente ao <text:span text:style-name="Source_Text">IF</text:span>, <text:span text:style-name="Source_Text">ELIF</text:span>, <text:span text:style-name="Source_Text">ELSE</text:span> de outras linguagens.<text:line-break/></text:p>
        </text:list-item>
        <text:list-item>
          <text:p text:style-name="P45">Sintaxe do <text:span text:style-name="Source_Text">CASE</text:span>:<text:line-break/></text:p>
        </text:list-item>
      </text:list>
      <text:p text:style-name="P46">CASE</text:p>
      <text:p text:style-name="P47">WHEN (condição) THEN (valor1)</text:p>
      <text:p text:style-name="P48">ELSE (valor2)</text:p>
      <text:p text:style-name="P49">END AS (nome da nova coluna)</text:p>
      <text:h text:style-name="Heading_20_2" text:outline-level="2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50">Onde é possivel colocar a instrução CASE dentro de uma função de agregação, substituindo assim o uso do <text:span text:style-name="Source_Text">WHERE</text:span>.<text:line-break/></text:p>
        </text:list-item>
        <text:list-item>
          <text:p text:style-name="P50">Aplicando assim mais de um filtro distinto na mesma pesquisa.<text:line-break/></text:p>
        </text:list-item>
        <text:list-item>
          <text:p text:style-name="P50">Sintaxe:<text:line-break/><text:span text:style-name="Source_Text">SUM(CASE WHEN (condição) THEN (valor1) ELSE (valor2) END) AS (nome da nova coluna)</text:span><text:line-break/></text:p>
        </text:list-item>
        <text:list-item>
          <text:p text:style-name="P50">É possivel dentro da <text:span text:style-name="T2">condição</text:span> fazer uso de operadores lógicos:<text:line-break/></text:p>
          <text:list text:style-name="L21">
            <text:list-item>
              <text:p text:style-name="P51"><text:span text:style-name="Source_Text">OR</text:span><text:line-break/></text:p>
            </text:list-item>
            <text:list-item>
              <text:p text:style-name="P51"><text:span text:style-name="Source_Text">AND</text:span><text:line-break/></text:p>
            </text:list-item>
            <text:list-item>
              <text:p text:style-name="P51"><text:span text:style-name="Source_Text">NOT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ítulo-8---join"/>CAPÍTULO 8 - <text:span text:style-name="T1">JOIN</text:span><text:bookmark-end text:name="capítulo-8---join"/></text:h>
      <text:h text:style-name="Heading_20_2" text:outline-level="2"><text:bookmark-start text:name="banco-de-dados-relacional"/>Banco de dados relacional<text:bookmark-end text:name="banco-de-dados-relacional"/></text:h>
      <text:list text:style-name="L22">
        <text:list-item>
          <text:p text:style-name="P52">Duas ou mais tabelas se relacionam (relacionais) determinado campo de uma tabela aponta para o campo de outra tabela.<text:line-break/></text:p>
        </text:list-item>
        <text:list-item>
          <text:p text:style-name="P52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52">Dizemos que uma tabela é pai da outra quando a segunda tabela depende de informações da primeira tabela. a primeira tabela é pai e a segunda tabela é filha.<text:line-break/></text:p>
        </text:list-item>
        <text:list-item>
          <text:p text:style-name="P52">Tipos de relacionamento entre tabela-pai e tabela-filha:<text:line-break/></text:p>
          <text:list text:style-name="L23">
            <text:list-item>
              <text:p text:style-name="P53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53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53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2" text:outline-level="2"><text:bookmark-start text:name="inner-join"/><text:span text:style-name="T1">INNER JOIN</text:span><text:bookmark-end text:name="inner-join"/></text:h>
      <text:list text:style-name="L24">
        <text:list-item>
          <text:p text:style-name="P54">Une duas tabelas, relacionadas, para efetuar consultas mais eficientes.<text:line-break/></text:p>
        </text:list-item>
        <text:list-item>
          <text:p text:style-name="P54">A mescla é feita apartir de algum campo comum, para que os registros se alinhem, colunas <text:span text:style-name="T2">chave</text:span>.<text:line-break/></text:p>
        </text:list-item>
        <text:list-item>
          <text:p text:style-name="P54">Sintaxe:<text:line-break/></text:p>
        </text:list-item>
      </text:list>
      <text:p text:style-name="P55">SELECT (colunas consultadas das duas tabelas), tabela-pai.coluna_chave</text:p>
      <text:p text:style-name="P56">FROM tabela-pai INNER JOIN tabela-filha</text:p>
      <text:p text:style-name="P57">ON tabela-pai.coluna_chave = tabela-filha.coluna_chave;</text:p>
      <text:list text:style-name="L25">
        <text:list-item>
          <text:p text:style-name="P58">Obs.:<text:line-break/></text:p>
          <text:list text:style-name="L26">
            <text:list-item>
              <text:p text:style-name="P59">No <text:span text:style-name="Source_Text">SELECT</text:span> é preciso selecionar a <text:span text:style-name="T2">coluna_chave</text:span>, tanto faz se for da tabela-pai ou filha.<text:line-break/></text:p>
            </text:list-item>
            <text:list-item>
              <text:p text:style-name="P59">É dentro do <text:span text:style-name="Source_Text">FROM</text:span> que é executado o <text:span text:style-name="Source_Text">JOIN INNER</text:span>.<text:line-break/></text:p>
            </text:list-item>
            <text:list-item>
              <text:p text:style-name="P59">Quanto a exibição dos resultados, só é exibido registros que existam nas duas tabelas.<text:line-break/></text:p>
            </text:list-item>
            <text:list-item>
              <text:p text:style-name="P59">Caso queiramos incluir consultas que mostrem todos os registros, mesmo os que só existam em uma tabela, podemos usar <text:span text:style-name="Source_Text">LEFT JOIN</text:span>.<text:line-break/></text:p>
            </text:list-item>
          </text:list>
        </text:list-item>
      </text:list>
      <text:h text:style-name="Heading_20_2" text:outline-level="2"><text:bookmark-start text:name="left-join"/><text:span text:style-name="T1">LEFT JOIN</text:span><text:bookmark-end text:name="left-join"/></text:h>
      <text:list text:style-name="L27">
        <text:list-item>
          <text:p text:style-name="P60"><text:span text:style-name="Source_Text">LEFT JOIN</text:span><text:line-break/>- Mescla duas tabelas, uma há esquerda.<text:line-break/>- Mantem todos os registros da tabela a esquerda.<text:line-break/>- Diferente do <text:span text:style-name="Source_Text">INNER JOIN</text:span>, não omite registros. Registros sem associação entre as tabelas recebe valor <text:span text:style-name="Source_Text">NULL</text:span>.<text:line-break/>- Sintaxe:<text:line-break/><text:span text:style-name="Source_Text">SELECT (colunas consultadas das duas tabelas), tabela-pai.coluna_chave <text:s text:c="4"/>FROM tabela-pai(A ESQUERDA) LEFT JOIN tabela-filha(A DIREITA) <text:s text:c="4"/>ON tabela-pai.coluna_chave = tabela-filha.coluna_chave;</text:span></text:p>
        </text:list-item>
        <text:list-item>
          <text:p text:style-name="P60"><text:span text:style-name="Source_Text">LEFT JOIN</text:span> + <text:span text:style-name="Source_Text">WHERE NULL</text:span><text:line-break/>- Pode ser usado em conjunto com filtro <text:span text:style-name="Source_Text">WHERE</text:span> procurando valores <text:span text:style-name="Source_Text">NULL</text:span> para achar registros sem relação entre tabelas.<text:line-break/>ex.: pedidos sem cliente ou clientes sem pedidos.<text:line-break/>- Sintaxe:<text:line-break/><text:span text:style-name="Source_Text">SELECT (colunas consultadas das duas tabelas), tabela-pai.coluna_chave <text:s text:c="4"/>FROM tabela-pai(A ESQUERDA) LEFT JOIN tabela-filha(A DIREITA) <text:s text:c="4"/>ON tabela-pai.coluna_chave = tabela-filha.coluna_chave; <text:s text:c="4"/>WHERE (coluna_procurada ou coluna_chave) = NULL</text:span></text:p>
        </text:list-item>
      </text:list>
      <text:h text:style-name="Heading_20_2" text:outline-level="2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<text:span text:style-name="T1">SQLite</text:span>, porem tem nos outros banco de dados.<text:line-break/></text:p>
      <text:list text:style-name="L28">
        <text:list-item>
          <text:p text:style-name="P61"><text:span text:style-name="Source_Text">RIGHT JOIN</text:span> - Mescla duas tabelas, uma há direita.<text:line-break/>- Mantem todos os registros da tabela da direita.<text:line-break/>- Diferente do <text:span text:style-name="Source_Text">INNER JOIN</text:span>, não omite registros. Registros sem associação entre as tabelas recebe valor <text:span text:style-name="Source_Text">NULL</text:span>.<text:line-break/></text:p>
        </text:list-item>
        <text:list-item>
          <text:p text:style-name="P61"><text:span text:style-name="Source_Text">OUTER JOIN</text:span> - <text:span text:style-name="Source_Text">OUTER JOIN</text:span> é um operador de associação externa completa.<text:line-break/>- Inclui todos os registros das duas tabelas.<text:line-break/>- Executa o <text:span text:style-name="Source_Text">LEFT JOIN</text:span> e o <text:span text:style-name="Source_Text">RIGHT JOIN</text:span> simultanemente.<text:line-break/>- Busca registros orfãs nas duas direções.<text:line-break/></text:p>
        </text:list-item>
      </text:list>
      <text:h text:style-name="Heading_20_2" text:outline-level="2"><text:bookmark-start text:name="associando-várias-tabelas"/>Associando várias tabelas<text:bookmark-end text:name="associando-várias-tabelas"/></text:h>
      <text:list text:style-name="L29">
        <text:list-item>
          <text:p text:style-name="P62">Associação de diversas tabelas <text:span text:style-name="Source_Text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Source_Text">SELECT <text:s text:c="4"/>(colunas que deseja obter), <text:s text:c="4"/>tabela.coluna_chave1, <text:s text:c="4"/>tabela.coluna_chave2, <text:s text:c="4"/>... <text:s text:c="4"/>FROM tabela1 <text:s text:c="4"/>INNER JOIN tabela2 <text:s text:c="4"/>ON tabela1.coluna_chave1 = tabela2.coluna_chave1 <text:s text:c="4"/>INNER JOIN tabela3 <text:s text:c="4"/>ON tabela2.coluna_chave2 = tabela3.coluna_chave2</text:span></text:p>
        </text:list-item>
        <text:list-item>
          <text:p text:style-name="P62">Agrupando <text:span text:style-name="Source_Text">JOIN</text:span>s<text:line-break/>- Apenas adicionar <text:span text:style-name="Source_Text">GROUP_BY</text:span> ao final.<text:line-break/>- Determinando quais devem ser as colunas a serem agrupadas.<text:line-break/>- Por conseguencia é possivel usar as funções de agrupamento para conseguir novas informações.<text:line-break/>- Sintaxe:<text:line-break/><text:span text:style-name="Source_Text">SELECT <text:s text:c="4"/>coluna1, <text:s text:c="4"/>coluna2, <text:s text:c="4"/>... <text:s text:c="4"/>FROM tabela1 <text:s text:c="4"/>INNER JOIN tabela2 <text:s text:c="4"/>ON tabela1.coluna_chave1 = tabela2.coluna_chave1 <text:s text:c="4"/>INNER JOIN tabela3 <text:s text:c="4"/>ON tabela2.coluna_chave2 = tabela3.coluna_chave2 <text:s text:c="4"/>GROUP BY coluna1, coluna 2 (ou 1, 2)</text:span></text:p>
        </text:list-item>
        <text:list-item>
          <text:p text:style-name="P62">Associação de diversos <text:span text:style-name="Source_Text">LEFT JOIN</text:span>s<text:line-break/>- É simples, basta ao inves de usar <text:span text:style-name="Source_Text">INNER JOIN</text:span>, utilizar <text:span text:style-name="Source_Text">LEFT JOIN</text:span>.<text:line-break/>- Utilizado para mostrar todos os registros da mescla de tabelas.<text:line-break/>- A sintaxe é basicamente a mesma da <text:span text:style-name="T2">associação de diversos</text:span> <text:span text:style-name="Source_Text">INNER JOIN</text:span>.<text:line-break/></text:p>
        </text:list-item>
      </text:list>
      <text:p text:style-name="Pagebreak"/>
      <text:h text:style-name="Heading_20_1" text:outline-level="1"><text:bookmark-start text:name="capítulo-9---design-de-banco-de-dados"/>CAPÍTULO 9 - DESIGN DE BANCO DE DADOS<text:bookmark-end text:name="capítulo-9---design-de-banco-de-dados"/></text:h>
      <text:h text:style-name="Heading_20_2" text:outline-level="2"><text:bookmark-start text:name="planejando-um-banco-de-dados"/>Planejando um banco de dados<text:bookmark-end text:name="planejando-um-banco-de-dados"/></text:h>
      <text:list text:style-name="L30">
        <text:list-item>
          <text:p text:style-name="P63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63">Uma dica para o design é fazer o diagrama RE (relaciomento de entidade), no qual exibe as tabelas e como elas estão relacionadas.<text:line-break/></text:p>
        </text:list-item>
        <text:list-item>
          <text:p text:style-name="P63">Principais perguntas que devem ser feitas para planejar um banco de dados:<text:line-break/></text:p>
          <text:list text:style-name="L31">
            <text:list-item>
              <text:p text:style-name="P64">Perguntas relativas ao design:<text:line-break/></text:p>
            </text:list-item>
          </text:list>
          <text:list text:style-name="L32">
            <text:list-item>
              <text:p text:style-name="P65">Quais são os requisitos no negocio?<text:line-break/></text:p>
            </text:list-item>
            <text:list-item>
              <text:p text:style-name="P65">Que tabelas são necessarias para atender a esses requisitos?<text:line-break/></text:p>
            </text:list-item>
            <text:list-item>
              <text:p text:style-name="P65">Que colunas cada tabela conterá?<text:line-break/></text:p>
            </text:list-item>
            <text:list-item>
              <text:p text:style-name="P65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65">Quais serão seus relacionamentos pai/filho?<text:line-break/></text:p>
            </text:list-item>
          </text:list>
          <text:list text:style-name="L33">
            <text:list-item>
              <text:p text:style-name="P66">Perguntas relacionadas aos dados:<text:line-break/></text:p>
            </text:list-item>
          </text:list>
          <text:list text:style-name="L34">
            <text:list-item>
              <text:p text:style-name="P67">Quantos dados serão fornecidos nessas tabelas?<text:line-break/></text:p>
            </text:list-item>
            <text:list-item>
              <text:p text:style-name="P67">Quem ou o que fornecerá os dados para as tabelas?<text:line-break/></text:p>
            </text:list-item>
            <text:list-item>
              <text:p text:style-name="P67">De onde virão os dados?<text:line-break/></text:p>
            </text:list-item>
            <text:list-item>
              <text:p text:style-name="P67">Precisamos de processos que preencham automaticamente as tabelas?<text:line-break/></text:p>
            </text:list-item>
          </text:list>
          <text:list text:style-name="L35">
            <text:list-item>
              <text:p text:style-name="P68">Perguntas relacionadas a segurança:<text:line-break/></text:p>
            </text:list-item>
          </text:list>
          <text:list text:style-name="L36">
            <text:list-item>
              <text:p text:style-name="P69">Quem deve ter acesso a esse banco de dados?<text:line-break/></text:p>
            </text:list-item>
            <text:list-item>
              <text:p text:style-name="P69">Quem deve ter acesso a que tabelas? Acesso somente de leitura? Acesso de gravação?<text:line-break/></text:p>
            </text:list-item>
            <text:list-item>
              <text:p text:style-name="P69">Esse banco de dados é critico para as operações empresariais?<text:line-break/></text:p>
            </text:list-item>
            <text:list-item>
              <text:p text:style-name="P69">Que planos de <text:span text:style-name="T2">backup</text:span> temos para o caso de desastre/falha?<text:line-break/></text:p>
            </text:list-item>
            <text:list-item>
              <text:p text:style-name="P69">As alterações feitas nas tabelas devem ser registradas?<text:line-break/></text:p>
            </text:list-item>
            <text:list-item>
              <text:p text:style-name="P69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63">SQLite tem poucos recursos de segurança, porem os bancos de dados centralizados lidam com essas áreas.<text:line-break/></text:p>
        </text:list-item>
      </text:list>
      <text:h text:style-name="Heading_20_2" text:outline-level="2"><text:bookmark-start text:name="chave-primaria-e-chave-externa"/>Chave Primaria e Chave Externa<text:bookmark-end text:name="chave-primaria-e-chave-externa"/></text:h>
      <text:list text:style-name="L37">
        <text:list-item>
          <text:p text:style-name="P70">Chave Primaria:</text:p>
        </text:list-item>
      </text:list>
      <text:list text:style-name="L38">
        <text:list-item>
          <text:p text:style-name="P71">A chave primaria em uma tabela é um campo especial (ou uma combinação de campos) que fornecem uma identidade exclusiva para cada registro.<text:line-break/></text:p>
        </text:list-item>
        <text:list-item>
          <text:p text:style-name="P71">Chave primaria serve para definir relacionamento e costuma formar base de associação.<text:line-break/></text:p>
        </text:list-item>
        <text:list-item>
          <text:p text:style-name="P71">Chave primaria aumenta a eficienca nas consultas do software de banco de dados.<text:line-break/></text:p>
        </text:list-item>
        <text:list-item>
          <text:p text:style-name="P71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9">
        <text:list-item>
          <text:p text:style-name="P72">Chave Externa:</text:p>
        </text:list-item>
      </text:list>
      <text:list text:style-name="L40">
        <text:list-item>
          <text:p text:style-name="P73">Chave externa não é o mesmo que chave primaria, a chave primaria existe na tabela-pai, a chave externa existe na tabela-filha.<text:line-break/></text:p>
        </text:list-item>
        <text:list-item>
          <text:p text:style-name="P73">A chave externa de uma tabela-filha aponta para a chave primaria de uma tabela-pai.<text:line-break/></text:p>
        </text:list-item>
        <text:list-item>
          <text:p text:style-name="P73">A chave externa não exige exclusividade, relacinamento “<text:span text:style-name="T2">um para muitos</text:span>”.<text:line-break/></text:p>
        </text:list-item>
      </text:list>
      <text:list text:style-name="L41">
        <text:list-item>
          <text:p text:style-name="P74">Chave Primaria vs Chave Externa:</text:p>
        </text:list-item>
      </text:list>
      <text:list text:style-name="L42">
        <text:list-item>
          <text:p text:style-name="P75">A chave externa e a chave primaria não precisam compartilhar o mesmo nome.<text:line-break/></text:p>
        </text:list-item>
      </text:list>
      <text:h text:style-name="Heading_20_2" text:outline-level="2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2" text:outline-level="2"><text:bookmark-start text:name="criando-um-novo-banco-de-dados"/>Criando um novo banco de dados<text:bookmark-end text:name="criando-um-novo-banco-de-dados"/></text:h>
      <text:list text:style-name="L43">
        <text:list-item>
          <text:p text:style-name="P76">Extensão de banco de dados “.db”.</text:p>
        </text:list-item>
      </text:list>
      <text:h text:style-name="Heading_20_2" text:outline-level="2"><text:bookmark-start text:name="criando-table"/>Criando <text:span text:style-name="T1">TABLE</text:span><text:bookmark-end text:name="criando-table"/></text:h>
      <text:p text:style-name="First_20_paragraph">Criação de tabelas.<text:line-break/></text:p>
      <text:list text:style-name="L44">
        <text:list-item>
          <text:p text:style-name="P77">Ao criar tabelas é preciso criar as colunas e definir o tipo, as restrições e regras elas devem seguir.<text:line-break/></text:p>
        </text:list-item>
        <text:list-item>
          <text:p text:style-name="P77">Sintaxe:<text:line-break/></text:p>
        </text:list-item>
      </text:list>
      <text:p text:style-name="P78">CREATE TABLE nome_da_tabela(</text:p>
      <text:p text:style-name="P79">nome_da_coluna1 <text:s text:c="2"/>tipo <text:s text:c="3"/>regra <text:s text:c="2"/>restrição,</text:p>
      <text:p text:style-name="P80">nome_da_coluna2 <text:s text:c="2"/>tipo <text:s text:c="3"/>regra <text:s text:c="2"/>restrição,</text:p>
      <text:p text:style-name="P81">...</text:p>
      <text:p text:style-name="P82">);</text:p>
      <text:list text:style-name="L45">
        <text:list-item>
          <text:p text:style-name="P83">tipos:<text:line-break/></text:p>
          <text:list text:style-name="L46">
            <text:list-item>
              <text:p text:style-name="P84"><text:span text:style-name="T1">INTEGER</text:span><text:line-break/>Valores inteiros.<text:line-break/></text:p>
            </text:list-item>
            <text:list-item>
              <text:p text:style-name="P84"><text:span text:style-name="T1">REAL</text:span><text:line-break/>Ponto flutuante.<text:line-break/></text:p>
            </text:list-item>
            <text:list-item>
              <text:p text:style-name="P84"><text:span text:style-name="T1">VARCHAR</text:span><text:line-break/>Texto com ate 100 caracteres.<text:line-break/></text:p>
            </text:list-item>
            <text:list-item>
              <text:p text:style-name="P84"><text:span text:style-name="T1">BOOLEAN</text:span><text:line-break/>Aceita valores booleanos, 1 é verdadeiro e 0 é falso.<text:line-break/></text:p>
            </text:list-item>
            <text:list-item>
              <text:p text:style-name="P84"><text:span text:style-name="T1">TIME</text:span><text:line-break/>Tempo.<text:line-break/></text:p>
            </text:list-item>
          </text:list>
        </text:list-item>
        <text:list-item>
          <text:p text:style-name="P83">regras:<text:line-break/></text:p>
          <text:list text:style-name="L47">
            <text:list-item>
              <text:p text:style-name="P85"><text:span text:style-name="Source_Text">PRIMARY KEY</text:span><text:line-break/></text:p>
              <text:list text:style-name="L48">
                <text:list-item>
                  <text:p text:style-name="P86"><text:span text:style-name="T2">Chave primaria</text:span>. Determina coluna(s) identificadoras da tabela.<text:line-break/></text:p>
                </text:list-item>
                <text:list-item>
                  <text:p text:style-name="P86">Também usado para forjar relações entre tabelas (identificador de tabela-pai).<text:line-break/></text:p>
                </text:list-item>
              </text:list>
            </text:list-item>
            <text:list-item>
              <text:p text:style-name="P85"><text:span text:style-name="Source_Text">FOREIGN KEY</text:span><text:line-break/></text:p>
              <text:list text:style-name="L49">
                <text:list-item>
                  <text:p text:style-name="P87"><text:span text:style-name="T2">Chave externa</text:span>. Determina as relações entre tabelas-pai e filha.<text:line-break/></text:p>
                </text:list-item>
                <text:list-item>
                  <text:p text:style-name="P87">Sintaxe:<text:line-break/><text:span text:style-name="Source_Text">REFERENCES nome_da_tabela-pai (coluna_chave_da_tabela-pai)</text:span><text:line-break/></text:p>
                </text:list-item>
              </text:list>
            </text:list-item>
            <text:list-item>
              <text:p text:style-name="P85"><text:span text:style-name="Source_Text">NOT NULL</text:span></text:p>
              <text:list text:style-name="L50">
                <text:list-item>
                  <text:p text:style-name="P88">Não aceitar valor <text:span text:style-name="Source_Text">NULL</text:span>.<text:line-break/></text:p>
                </text:list-item>
              </text:list>
            </text:list-item>
            <text:list-item>
              <text:p text:style-name="P85"><text:span text:style-name="Source_Text">DEFAULT</text:span></text:p>
              <text:list text:style-name="L51">
                <text:list-item>
                  <text:p text:style-name="P89">Determina um valor default para o registro, muito util para tipo <text:span text:style-name="T1">BOOLEANO</text:span>.<text:line-break/></text:p>
                </text:list-item>
                <text:list-item>
                  <text:p text:style-name="P89">Sintaxe:<text:line-break/><text:span text:style-name="Source_Text">DEFAULT (0)</text:span><text:line-break/></text:p>
                </text:list-item>
              </text:list>
            </text:list-item>
          </text:list>
        </text:list-item>
        <text:list-item>
          <text:p text:style-name="P83">restrições:<text:line-break/></text:p>
          <text:list text:style-name="L52">
            <text:list-item>
              <text:p text:style-name="P90"><text:span text:style-name="Source_Text">AUTOINCREMENT</text:span><text:line-break/>Adiciona valores automaticamente no registro.<text:line-break/></text:p>
            </text:list-item>
          </text:list>
        </text:list-item>
      </text:list>
      <text:h text:style-name="Heading_20_2" text:outline-level="2"><text:bookmark-start text:name="criando-views"/>Criando <text:span text:style-name="T1">VIEWS</text:span><text:bookmark-end text:name="criando-views"/></text:h>
      <text:list text:style-name="L53">
        <text:list-item>
          <text:p text:style-name="P91">Quando salvamos uma consulta em um banco de dados, ela se chama <text:span text:style-name="T2">view</text:span>.<text:line-break/></text:p>
        </text:list-item>
        <text:list-item>
          <text:p text:style-name="P91">Podemos consultar uma <text:span text:style-name="T2">view</text:span> como se ela fosse uma tabela, ou seja, chamar a <text:span text:style-name="T2">view</text:span>, apelicar:<text:line-break/></text:p>
          <text:list text:style-name="L54">
            <text:list-item>
              <text:p text:style-name="P92"><text:span text:style-name="Source_Text">SELECT</text:span><text:line-break/></text:p>
            </text:list-item>
            <text:list-item>
              <text:p text:style-name="P92"><text:span text:style-name="Source_Text">WHERE</text:span><text:line-break/></text:p>
            </text:list-item>
            <text:list-item>
              <text:p text:style-name="P92"><text:span text:style-name="Source_Text">CASE</text:span><text:line-break/></text:p>
            </text:list-item>
            <text:list-item>
              <text:p text:style-name="P92">…<text:line-break/></text:p>
            </text:list-item>
          </text:list>
        </text:list-item>
        <text:list-item>
          <text:p text:style-name="P91">Sintaxe:<text:line-break/></text:p>
          <text:p text:style-name="P93">CREATE VIEW nome_da_view AS</text:p>
          <text:p text:style-name="P94">SELECT</text:p>
          <text:p text:style-name="P95">nome_da_tabela.coluna1</text:p>
          <text:p text:style-name="P96">nome_da_tabela.coluna2</text:p>
          <text:p text:style-name="P97">...</text:p>
          <text:p text:style-name="P98">FROM tabela1</text:p>
          <text:p text:style-name="P99">INNER JOIN tabela2</text:p>
          <text:p text:style-name="P100">ON tabela1.coluna_chave1 = tabela2.coluna_chave1</text:p>
          <text:p text:style-name="P101">...;</text:p>
        </text:list-item>
      </text:list>
      <text:p text:style-name="Pagebreak"/>
      <text:h text:style-name="Heading_20_1" text:outline-level="1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2" text:outline-level="2"><text:bookmark-start text:name="insert"/><text:span text:style-name="T1">INSERT</text:span><text:bookmark-end text:name="insert"/></text:h>
      <text:list text:style-name="L55">
        <text:list-item>
          <text:p text:style-name="P102"><text:span text:style-name="Source_Text">INSERT</text:span><text:line-break/></text:p>
          <text:list text:style-name="L56">
            <text:list-item>
              <text:p text:style-name="P103">O comando serve para inserir registros no banco de dados.<text:line-break/></text:p>
            </text:list-item>
            <text:list-item>
              <text:p text:style-name="P103">Campos não preenchidos no registro, recebem valor <text:span text:style-name="Source_Text">NULL</text:span>, ou valores pré-determinados.<text:line-break/></text:p>
            </text:list-item>
            <text:list-item>
              <text:p text:style-name="P103">Se um campo não for preenchido e tiver a restrição <text:span text:style-name="Source_Text">NOT NULL</text:span>, o <text:span text:style-name="Source_Text">INSERT</text:span> falhara, pois não tem valor pré-definido e não pode ser desconsiderado aquele registro.<text:line-break/></text:p>
            </text:list-item>
            <text:list-item>
              <text:p text:style-name="P103">Sintaxe:<text:line-break/></text:p>
            </text:list-item>
          </text:list>
          <text:p text:style-name="P104">INSERT INTO nome_da_tabela (coluna1_do_registro, coluna2_do_registro)</text:p>
          <text:p text:style-name="P105">VALUES ('dado_1','dado_2');</text:p>
        </text:list-item>
        <text:list-item>
          <text:p text:style-name="P102">Multiplos <text:span text:style-name="Source_Text">INSERT</text:span> simultâneos<text:line-break/></text:p>
          <text:list text:style-name="L57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8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/text:p>
            </text:list-item>
          </text:list>
          <text:p text:style-name="P108">INSERT INTO nome_da_tabela (coluna1_do_registro, coluna2_do_registro)</text:p>
          <text:p text:style-name="P109">VALUES</text:p>
          <text:p text:style-name="P110">('dado_1','dado_2'),</text:p>
          <text:p text:style-name="P111">('dado_3','dado_4'),</text:p>
          <text:p text:style-name="P112">...,</text:p>
          <text:p text:style-name="P113">('dado_n','dado_n+1');</text:p>
        </text:list-item>
        <text:list-item>
          <text:p text:style-name="P102">Chaves externas<text:line-break/></text:p>
          <text:list text:style-name="L59">
            <text:list-item>
              <text:p text:style-name="P114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2" text:outline-level="2"><text:bookmark-start text:name="delete"/><text:span text:style-name="T1">DELETE</text:span><text:bookmark-end text:name="delete"/></text:h>
      <text:list text:style-name="L60">
        <text:list-item>
          <text:p text:style-name="P115"><text:span text:style-name="Source_Text">DELETE</text:span><text:line-break/></text:p>
          <text:list text:style-name="L61">
            <text:list-item>
              <text:p text:style-name="P116">Deleta todos os registros de uma determinada tabela.<text:line-break/></text:p>
            </text:list-item>
            <text:list-item>
              <text:p text:style-name="P116">Sintaxe:<text:line-break/><text:span text:style-name="Source_Text">DELETE FROM tabela;</text:span><text:line-break/></text:p>
            </text:list-item>
          </text:list>
        </text:list-item>
        <text:list-item>
          <text:p text:style-name="P115"><text:span text:style-name="Source_Text">DELETE WHERE</text:span><text:line-break/></text:p>
          <text:list text:style-name="L62">
            <text:list-item>
              <text:p text:style-name="P117">Pode ser usado em conjunto com a instrução WHERE para deletar apenas determinados registros.<text:line-break/></text:p>
            </text:list-item>
            <text:list-item>
              <text:p text:style-name="P117">Sintaxe:<text:line-break/></text:p>
            </text:list-item>
          </text:list>
          <text:p text:style-name="P118">DELETE FROM tabela</text:p>
          <text:p text:style-name="P119">WHERE (instrução);</text:p>
        </text:list-item>
      </text:list>
      <text:p text:style-name="First_20_paragraph">Obs.: No <text:span text:style-name="T1">MySQL</text:span> a melhor forma de <text:span text:style-name="T2">deletar</text:span> todos os registros de uma tabela é pela instrução <text:span text:style-name="Source_Text">TRUNCATE TABLE</text:span>.<text:line-break/>Ex. Sintaxe:<text:line-break/><text:span text:style-name="Source_Text">TRUNCATE TABLE nome_tabela;</text:span><text:line-break/></text:p>
      <text:h text:style-name="Heading_20_2" text:outline-level="2"><text:bookmark-start text:name="update"/><text:span text:style-name="T1">UPDATE</text:span><text:bookmark-end text:name="update"/></text:h>
      <text:list text:style-name="L63">
        <text:list-item>
          <text:p text:style-name="P120"><text:span text:style-name="Source_Text">UPDATE</text:span><text:line-break/></text:p>
          <text:list text:style-name="L64">
            <text:list-item>
              <text:p text:style-name="P121">Modifica registros existentes.<text:line-break/></text:p>
            </text:list-item>
            <text:list-item>
              <text:p text:style-name="P121">Pode moficicar diversos registros de uma vez por meio de uma função.<text:line-break/></text:p>
            </text:list-item>
            <text:list-item>
              <text:p text:style-name="P121">Sintaxe:<text:line-break/><text:span text:style-name="Source_Text">UPDATE tabela SET coluna = função(coluna);</text:span><text:line-break/></text:p>
            </text:list-item>
          </text:list>
        </text:list-item>
        <text:list-item>
          <text:p text:style-name="P120"><text:span text:style-name="Source_Text">UPDATE</text:span> varias colunas diferentes<text:line-break/></text:p>
          <text:list text:style-name="L65">
            <text:list-item>
              <text:p text:style-name="P122">Pode modificar diversos registros de colunas diferentes de uma só vez.<text:line-break/></text:p>
            </text:list-item>
            <text:list-item>
              <text:p text:style-name="P122">Sintaxe:<text:line-break/></text:p>
            </text:list-item>
          </text:list>
          <text:p text:style-name="P123">UPDATE tabela SET</text:p>
          <text:p text:style-name="P124">coluna1 = função(coluna1),</text:p>
          <text:p text:style-name="P125">coluna2 = função(coluna2);</text:p>
        </text:list-item>
        <text:list-item>
          <text:p text:style-name="P120"><text:span text:style-name="Source_Text">UPDATE WHERE</text:span><text:line-break/></text:p>
          <text:list text:style-name="L66">
            <text:list-item>
              <text:p text:style-name="P126">Pode ser usado em conjunto com a instrução <text:span text:style-name="Source_Text">WHERE</text:span> para modificar apenas determinados registros.<text:line-break/></text:p>
            </text:list-item>
            <text:list-item>
              <text:p text:style-name="P126">Sintaxe:<text:line-break/></text:p>
            </text:list-item>
          </text:list>
          <text:p text:style-name="P127">UPDATE tabela SET coluna = valor</text:p>
          <text:p text:style-name="P128">WHERE tabela IN (lista_dos_registros);</text:p>
        </text:list-item>
      </text:list>
      <text:h text:style-name="Heading_20_2" text:outline-level="2"><text:bookmark-start text:name="drop-table"/><text:span text:style-name="T1">DROP TABLE</text:span><text:bookmark-end text:name="drop-table"/></text:h>
      <text:list text:style-name="L67">
        <text:list-item>
          <text:p text:style-name="P129">Deleta determinada tabela especificada.<text:line-break/></text:p>
        </text:list-item>
        <text:list-item>
          <text:p text:style-name="P129">Sintaxe:<text:line-break/><text:span text:style-name="Source_Text">DROP TABLE nome_da_tabela;</text:span><text:line-break/></text:p>
        </text:list-item>
      </text:list>
      <text:p text:style-name="Pagebreak"/>
      <text:h text:style-name="Heading_20_1" text:outline-level="1"><text:bookmark-start text:name="capitulo-11---tópicos-especiais"/>CAPITULO 11 - TÓPICOS ESPECIAIS<text:bookmark-end text:name="capitulo-11---tópicos-especiais"/></text:h>
      <text:h text:style-name="Heading_20_2" text:outline-level="2"><text:bookmark-start text:name="funções-de-data-e-horario"/>Funções de data e horario<text:bookmark-end text:name="funções-de-data-e-horario"/></text:h>
      <text:list text:style-name="L68">
        <text:list-item>
          <text:p text:style-name="P130"><text:span text:style-name="Source_Text">DATE</text:span><text:line-break/></text:p>
        </text:list-item>
      </text:list>
      <text:list text:style-name="L69">
        <text:list-item>
          <text:p text:style-name="P131">Função <text:span text:style-name="Source_Text">DATE</text:span>, serve para manipular datas no SQL.<text:line-break/></text:p>
        </text:list-item>
        <text:list-item>
          <text:p text:style-name="P131">O formato para trabalhar com data é ‘<text:span text:style-name="T1">AAAA-MM-DD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ntre aspas</text:span>).<text:line-break/></text:p>
        </text:list-item>
        <text:list-item>
          <text:p text:style-name="P131">A função <text:span text:style-name="Source_Text">DATE</text:span> aceita como outros argumentos, somar ou subtrair anos, mês e dias.<text:line-break/></text:p>
        </text:list-item>
        <text:list-item>
          <text:p text:style-name="P131">Sintaxe:<text:line-break/><text:span text:style-name="Source_Text">DATE('aaaa-mm-dd','+1 day')</text:span><text:line-break/></text:p>
        </text:list-item>
        <text:list-item>
          <text:p text:style-name="P131">Outro argumento que a função <text:span text:style-name="Source_Text">DATE</text:span> aceita é o uso do ‘<text:span text:style-name="T2">now</text:span>’, para pegar a data no sistema.<text:line-break/></text:p>
          <text:list text:style-name="L70">
            <text:list-item>
              <text:p text:style-name="P132">Sintaxe:<text:line-break/><text:span text:style-name="Source_Text">DATE('now')</text:span><text:line-break/></text:p>
            </text:list-item>
          </text:list>
        </text:list-item>
      </text:list>
      <text:list text:style-name="L71">
        <text:list-item>
          <text:p text:style-name="P133"><text:span text:style-name="Source_Text">TIME</text:span><text:line-break/></text:p>
        </text:list-item>
      </text:list>
      <text:list text:style-name="L72">
        <text:list-item>
          <text:p text:style-name="P134">Função <text:span text:style-name="Source_Text">TIME</text:span>, serve para manipular horarios no SQL.<text:line-break/></text:p>
        </text:list-item>
        <text:list-item>
          <text:p text:style-name="P134">O formato para trabalhar com data é ‘<text:span text:style-name="T1">HH:MM:SS</text:span>’ (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.<text:line-break/></text:p>
        </text:list-item>
        <text:list-item>
          <text:p text:style-name="P134">A função <text:span text:style-name="Source_Text">TIME</text:span> aceita como outros argumentos, somar ou subtrair horas, minutos, segundos.<text:line-break/></text:p>
        </text:list-item>
        <text:list-item>
          <text:p text:style-name="P134">Sintaxe:<text:line-break/><text:span text:style-name="Source_Text">TIME('hh:mm:ss','+1 minute')</text:span><text:line-break/></text:p>
        </text:list-item>
        <text:list-item>
          <text:p text:style-name="P134">Outro argumento que a função <text:span text:style-name="Source_Text">TIME</text:span> aceita é o uso do ‘<text:span text:style-name="T2">now</text:span>’, para pegar o horario no sistema.<text:line-break/></text:p>
          <text:list text:style-name="L73">
            <text:list-item>
              <text:p text:style-name="P135">Sintaxe:<text:line-break/><text:span text:style-name="Source_Text">TIME('now')</text:span><text:line-break/></text:p>
            </text:list-item>
          </text:list>
        </text:list-item>
      </text:list>
      <text:list text:style-name="L74">
        <text:list-item>
          <text:p text:style-name="P136"><text:span text:style-name="Source_Text">DATETIME</text:span><text:line-break/></text:p>
        </text:list-item>
      </text:list>
      <text:list text:style-name="L75">
        <text:list-item>
          <text:p text:style-name="P137">A função <text:span text:style-name="Source_Text">DATETIME</text:span>, serve para manipulação de data e horario ao mesmo tempo.<text:line-break/></text:p>
        </text:list-item>
        <text:list-item>
          <text:p text:style-name="P137">O formato para trabalhar com <text:span text:style-name="Source_Text">DATETIME</text:span> é ‘<text:span text:style-name="T1">AAAA-MM-DD HH:MM:SS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spaço</text:span>, 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<text:line-break/></text:p>
        </text:list-item>
        <text:list-item>
          <text:p text:style-name="P137">A função aceita como argumentos soma e subtração de data e horario.<text:line-break/></text:p>
        </text:list-item>
        <text:list-item>
          <text:p text:style-name="P137">Sintaxe:<text:line-break/><text:span text:style-name="Source_Text">DATETIME ('aaaa-mm-dd hh:mm:ss','+1 day', '-3 hour')</text:span><text:line-break/></text:p>
        </text:list-item>
      </text:list>
      <text:p text:style-name="Pagebreak"/>
      <text:h text:style-name="Heading_20_2" text:outline-level="2"><text:bookmark-start text:name="transações"/>Transações<text:bookmark-end text:name="transações"/></text:h>
      <text:list text:style-name="L76">
        <text:list-item>
          <text:p text:style-name="P138">É uma instrução que só executa as instruções dentro dela, no caso (<text:span text:style-name="Source_Text">INSERT</text:span>, <text:span text:style-name="Source_Text">UPDATE</text:span>, <text:span text:style-name="Source_Text">DELETE</text:span>), apenas se todas as instruções sejam concluidas com sucesso.<text:line-break/></text:p>
        </text:list-item>
        <text:list-item>
          <text:p text:style-name="P138">Caso alguma instrução dentro dela dê ERRO, tudo é desfeito.<text:line-break/></text:p>
        </text:list-item>
        <text:list-item>
          <text:p text:style-name="P138">Muito util para fazer operações de transação financeira entre contas.<text:line-break/></text:p>
          <text:list text:style-name="L77">
            <text:list-item>
              <text:p text:style-name="P139">Exemplo de transação financeira, transferencia de dinheiro entre contas:<text:line-break/></text:p>
              <text:list text:style-name="L78">
                <text:list-item>
                  <text:p text:style-name="P140">Subtrair dinheiro de uma conta.<text:line-break/></text:p>
                </text:list-item>
                <text:list-item>
                  <text:p text:style-name="P140">Somar dinheiro em outra conta.<text:line-break/></text:p>
                </text:list-item>
              </text:list>
            </text:list-item>
          </text:list>
        </text:list-item>
        <text:list-item>
          <text:p text:style-name="P138">Sintaxe:<text:line-break/></text:p>
        </text:list-item>
      </text:list>
      <text:p text:style-name="P141">BEGIN TRANSACTION</text:p>
      <text:p text:style-name="P142">UPDATE tabela SET coluna1_a_modificar = expressão1</text:p>
      <text:p text:style-name="P143">WHERE tabela IN (lista_dos_registros_a_modificar)</text:p>
      <text:p text:style-name="P144">UPDATE tabela SET coluna2_a_modificar = expressão2</text:p>
      <text:p text:style-name="P145">WHERE tabela IN (lista_dos_registros_a_modificar)</text:p>
      <text:p text:style-name="P146">END TRANSACTION</text:p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Concluído.<text:line-break/></text:p>
      <text:p text:style-name="Pagebreak"/>
      <text:h text:style-name="Heading_20_1" text:outline-level="1"><text:bookmark-start text:name="referência"/>REFERÊNCIA<text:bookmark-end text:name="referência"/></text:h>
      <text:section text:name="refs">
        <text:section text:name="ref-nield2016introdução">
          <text:p text:style-name="First_20_paragraph">NIELD, T.; PRATES, R. <text:a xlink:type="simple" xlink:href="https://books.google.com.br/books?id=5HQdDAAAQBAJ" office:name=""><text:span text:style-name="Definition"><text:span text:style-name="T1">Introdu</text:span><text:span text:style-name="T1">ç</text:span><text:span text:style-name="T1">ã</text:span><text:span text:style-name="T1">o </text:span><text:span text:style-name="T1">à</text:span><text:span text:style-name="T1"> Linguagem SQL: Abordagem pr</text:span><text:span text:style-name="T1">á</text:span><text:span text:style-name="T1">tica para iniciantes</text:span></text:span></text:a>. [s.l.] Novatec Editora, 2016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SQLite</dc:title>
    <dc:description/>
    <dc:subject/>
    <meta:keyword/>
    <meta:initial-creator>Sergio Pedro R Oliveira</meta:initial-creator>
    <dc:creator>Sergio Pedro R Oliveira</dc:creator>
    <meta:creation-date>2023-06-14T14:38:39Z</meta:creation-date>
    <dc:date>2023-06-14T14:38:39Z</dc:date>
    <meta:user-defined meta:name="bibliography" meta:value-type="string">Bibliografia_sql.bib</meta:user-defined>
    <meta:user-defined meta:name="csl" meta:value-type="string">abnt.csl</meta:user-defined>
    <meta:user-defined meta:name="date" meta:value-type="string">14 junho 2023</meta:user-defined>
    <meta:user-defined meta:name="output" meta:value-type="string"/>
  </office:meta>
</office:document-meta>
</file>